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Stagionalità</text:p>
          </table:table-cell>
          <table:table-cell office:value-type="string">
            <text:p>Eur/Kg</text:p>
          </table:table-cell>
        </table:table-row>
        <table:table-row>
          <table:table-cell office:value-type="string">
            <text:p>mela</text:p>
          </table:table-cell>
          <table:table-cell office:value-type="string">
            <text:p>INVERNALE</text:p>
          </table:table-cell>
          <table:table-cell office:value-type="string">
            <text:p>249907</text:p>
          </table:table-cell>
        </table:table-row>
        <table:table-row>
          <table:table-cell office:value-type="string">
            <text:p>banana</text:p>
          </table:table-cell>
          <table:table-cell office:value-type="string">
            <text:p>ESTIVA</text:p>
          </table:table-cell>
          <table:table-cell office:value-type="string">
            <text:p>113583</text:p>
          </table:table-cell>
        </table:table-row>
        <table:table-row>
          <table:table-cell office:value-type="string">
            <text:p>carambola</text:p>
          </table:table-cell>
          <table:table-cell office:value-type="string">
            <text:p>ESTIVA</text:p>
          </table:table-cell>
          <table:table-cell office:value-type="string">
            <text:p>424026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